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6.1000003814697pt" fo:font-weight="bold" officeooo:rsid="00212285" officeooo:paragraph-rsid="00212285" style:font-name-asian="DejaVu Sans" style:font-size-asian="16.1000003814697pt" style:font-weight-asian="bold" style:font-name-complex="DejaVu Sans" style:font-size-complex="16.1000003814697pt" style:font-weight-complex="bold"/>
    </style:style>
    <style:style style:name="P3" style:family="paragraph" style:parent-style-name="Text_20_body">
      <style:paragraph-properties fo:text-align="justify" style:justify-single-word="false" fo:break-before="page"/>
      <style:text-properties style:font-name="Arial" fo:font-size="16.1000003814697pt" fo:font-weight="bold" officeooo:rsid="00212285" officeooo:paragraph-rsid="00212285" style:font-name-asian="DejaVu Sans" style:font-size-asian="16.1000003814697pt" style:font-weight-asian="bold" style:font-name-complex="DejaVu Sans" style:font-size-complex="16.1000003814697pt" style:font-weight-complex="bold"/>
    </style:style>
    <style:style style:name="P4" style:family="paragraph" style:parent-style-name="Text_20_body">
      <style:paragraph-properties fo:text-align="justify" style:justify-single-word="false" fo:break-before="page"/>
      <style:text-properties style:font-name="Arial" fo:font-size="16.1000003814697pt" fo:font-weight="bold" officeooo:rsid="00212285" officeooo:paragraph-rsid="003bbc39" style:font-name-asian="DejaVu Sans" style:font-size-asian="16.1000003814697pt" style:font-weight-asian="bold" style:font-name-complex="DejaVu Sans" style:font-size-complex="16.1000003814697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font-weight="normal" officeooo:rsid="00212285" officeooo:paragraph-rsid="002baf97" style:font-name-asian="DejaVu Sans" style:font-size-asian="10.5pt" style:font-weight-asian="normal" style:font-name-complex="DejaVu Sans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weight="normal" officeooo:rsid="00212285" officeooo:paragraph-rsid="00337340" style:font-name-asian="DejaVu Sans" style:font-size-asian="10.5pt" style:font-weight-asian="normal" style:font-name-complex="DejaVu Sans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fo:font-weight="normal" officeooo:rsid="00212285" officeooo:paragraph-rsid="00339424" style:font-name-asian="DejaVu Sans" style:font-size-asian="10.5pt" style:font-weight-asian="normal" style:font-name-complex="DejaVu Sans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font-weight="normal" officeooo:rsid="0028bea6" officeooo:paragraph-rsid="0028bea6" style:font-name-asian="DejaVu Sans" style:font-size-asian="10.5pt" style:font-weight-asian="normal" style:font-name-complex="DejaVu Sans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weight="normal" officeooo:rsid="002b2cb4" officeooo:paragraph-rsid="002b2cb4" style:font-name-asian="DejaVu Sans" style:font-size-asian="10.5pt" style:font-weight-asian="normal" style:font-name-complex="DejaVu Sans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fo:font-weight="normal" officeooo:rsid="002d523d" officeooo:paragraph-rsid="002d523d" style:font-name-asian="DejaVu Sans" style:font-size-asian="10.5pt" style:font-weight-asian="normal" style:font-name-complex="DejaVu Sans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fo:font-weight="normal" officeooo:rsid="00337340" officeooo:paragraph-rsid="00337340" style:font-name-asian="DejaVu Sans" style:font-size-asian="10.5pt" style:font-weight-asian="normal" style:font-name-complex="DejaVu Sans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font-weight="normal" officeooo:rsid="0038fae9" officeooo:paragraph-rsid="0038fae9" style:font-name-asian="DejaVu Sans" style:font-size-asian="10.5pt" style:font-weight-asian="normal" style:font-name-complex="DejaVu Sans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212285" officeooo:paragraph-rsid="00339424" style:font-name-asian="DejaVu Sans" style:font-size-asian="10.5pt" style:font-style-asian="italic" style:font-weight-asian="normal" style:font-name-complex="DejaVu Sans" style:font-size-complex="12pt" style:font-style-complex="italic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337340" officeooo:paragraph-rsid="00337340" style:font-name-asian="DejaVu Sans" style:font-size-asian="10.5pt" style:font-style-asian="italic" style:font-weight-asian="normal" style:font-name-complex="DejaVu Sans" style:font-size-complex="12pt" style:font-style-complex="italic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2baf97" officeooo:paragraph-rsid="002baf97" style:font-name-asian="DejaVu Sans" style:font-size-asian="10.5pt" style:font-style-asian="italic" style:font-weight-asian="normal" style:font-name-complex="DejaVu Sans" style:font-size-complex="12pt" style:font-style-complex="italic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374c83" officeooo:paragraph-rsid="00374c83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374c83" officeooo:paragraph-rsid="0038fae9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style:font-name="Arial" fo:font-size="18pt" fo:font-weight="bold" officeooo:rsid="0028bea6" officeooo:paragraph-rsid="0028bea6" style:font-name-asian="DejaVu Sans" style:font-size-asian="18pt" style:font-weight-asian="bold" style:font-name-complex="DejaVu Sans" style:font-size-complex="18pt" style:font-weight-complex="bold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b2cb4" officeooo:paragraph-rsid="003f1442" style:font-name-asian="DejaVu Sans" style:font-size-asian="10.5pt" style:font-weight-asian="normal" style:font-name-complex="DejaVu Sans" style:font-size-complex="12pt" style:font-weight-complex="normal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c0d9f" officeooo:paragraph-rsid="002c0d9f" style:font-name-asian="DejaVu Sans" style:font-size-asian="10.5pt" style:font-weight-asian="normal" style:font-name-complex="DejaVu Sans" style:font-size-complex="12pt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c0d9f" officeooo:paragraph-rsid="003f1442" style:font-name-asian="DejaVu Sans" style:font-size-asian="10.5pt" style:font-weight-asian="normal" style:font-name-complex="DejaVu Sans" style:font-size-complex="12pt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d523d" officeooo:paragraph-rsid="002d523d" style:font-name-asian="DejaVu Sans" style:font-size-asian="10.5pt" style:font-weight-asian="normal" style:font-name-complex="DejaVu Sans" style:font-size-complex="12pt" style:font-weight-complex="normal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30dd70" officeooo:paragraph-rsid="0030dd70" style:font-name-asian="DejaVu Sans" style:font-size-asian="10.5pt" style:font-weight-asian="normal" style:font-name-complex="DejaVu Sans" style:font-size-complex="12pt" style:font-weight-complex="normal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3f1442" officeooo:paragraph-rsid="003f1442" style:font-name-asian="DejaVu Sans" style:font-size-asian="10.5pt" style:font-weight-asian="normal" style:font-name-complex="DejaVu Sans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fo:font-weight="normal" officeooo:rsid="003f1442" officeooo:paragraph-rsid="003f1442" style:font-name-asian="DejaVu Sans" style:font-size-asian="10.5pt" style:font-weight-asian="normal" style:font-name-complex="DejaVu Sans" style:font-size-complex="12pt" style:font-weight-complex="normal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2b2cb4" officeooo:paragraph-rsid="0035aa39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2b2cb4" officeooo:paragraph-rsid="003981b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2c0d9f" officeooo:paragraph-rsid="003981b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3981b2" officeooo:paragraph-rsid="003f144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0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2d523d" officeooo:paragraph-rsid="003981b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1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30dd70" officeooo:paragraph-rsid="003f144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3f1442" officeooo:paragraph-rsid="003f1442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officeooo:rsid="0028be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baf97"/>
    </style:style>
    <style:style style:name="T4" style:family="text">
      <style:text-properties officeooo:rsid="002c0d9f"/>
    </style:style>
    <style:style style:name="T5" style:family="text">
      <style:text-properties officeooo:rsid="002f43ba"/>
    </style:style>
    <style:style style:name="T6" style:family="text">
      <style:text-properties officeooo:rsid="00337340"/>
    </style:style>
    <style:style style:name="T7" style:family="text">
      <style:text-properties officeooo:rsid="00339424"/>
    </style:style>
    <style:style style:name="T8" style:family="text">
      <style:text-properties officeooo:rsid="0035aa39"/>
    </style:style>
    <style:style style:name="T9" style:family="text">
      <style:text-properties officeooo:rsid="0038fae9"/>
    </style:style>
    <style:style style:name="T10" style:family="text">
      <style:text-properties officeooo:rsid="003981b2"/>
    </style:style>
    <style:style style:name="T11" style:family="text">
      <style:text-properties officeooo:rsid="003a3131"/>
    </style:style>
    <style:style style:name="T12" style:family="text">
      <style:text-properties officeooo:rsid="003bbc39"/>
    </style:style>
    <style:style style:name="T13" style:family="text">
      <style:text-properties officeooo:rsid="003bd6e1"/>
    </style:style>
    <style:style style:name="T14" style:family="text">
      <style:text-properties officeooo:rsid="003f144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COMANDOS CP <text:span text:style-name="T12">E MV</text:span></text:h>
      <text:p text:style-name="P1"/>
      <text:p text:style-name="P2">TEORÍA</text:p>
      <text:p text:style-name="P8"><text:tab/>COMANDO CP</text:p>
      <text:p text:style-name="P8">Sírvenos para copiar arquivos dunha orixe a un destino</text:p>
      <text:p text:style-name="P8">A sintaxe básica é:</text:p>
      <text:p text:style-name="P8">cp <text:span text:style-name="T2">orixe</text:span> <text:span text:style-name="T2">destino</text:span></text:p>
      <text:p text:style-name="P9">onde <text:span text:style-name="T2">orixe</text:span> sería o arquivo ou directorio que queremos copiar e <text:span text:style-name="T2">destino</text:span> é o novo arquivo ou o directorio a onde queremos copiar.</text:p>
      <text:p text:style-name="P10">Temos que ter en conta que no caso de copiar un directorio e o seu contido debemos copiar recursivamente coa opción -r e -f para forzar a copia (aínda que <text:span text:style-name="T5">este último </text:span>sería opcional).</text:p>
      <text:p text:style-name="P10"><text:tab/><text:span text:style-name="T6">COMANDO MV</text:span></text:p>
      <text:p text:style-name="P11">Sírvenos para mover arquivos ou directorios de un sitio orixe a un destino dentro do sistema de arquivos.</text:p>
      <text:p text:style-name="P11">A sintaxe básica é igual á do cp pero temos que ter en conta que podemos perder os datos orixe ao facer os movementos:</text:p>
      <text:p text:style-name="P14">mv orixe destino</text:p>
      <text:p text:style-name="P6"/>
      <text:p text:style-name="P2"/>
      <text:p text:style-name="P3">PRÁCTICA <text:span text:style-name="T12">CP</text:span></text:p>
      <text:p text:style-name="P12">Crea un directorio novo chamado probascp e sitúate nel</text:p>
      <text:p text:style-name="P5"><text:span text:style-name="T1">Executa os seguintes exemplos do comando cp, </text:span><text:span text:style-name="T3">tendo en conta que a sintaxe debe ser </text:span></text:p>
      <text:p text:style-name="P15">cp orixe destino</text:p>
      <text:p text:style-name="P16">Para verificar o comportamento de cp, consulta con ls ou tree os resultados dos comandos.</text:p>
      <text:list xml:id="list2457296690" text:style-name="L1">
        <text:list-item>
          <text:p text:style-name="P19">Copia un arquivo que non existe a un novo </text:p>
          <text:p text:style-name="P19"><text:span text:style-name="T13">error</text:span></text:p>
          <text:p text:style-name="P24">cp origen (no hay) destino -&gt; error</text:p>
        </text:list-item>
        <text:list-item>
          <text:p text:style-name="P19">Copia <text:span text:style-name="T3">un arquivo que existe </text:span><text:span text:style-name="T4">a un novo</text:span></text:p>
          <text:p text:style-name="P19"><text:span text:style-name="T4"><text:s/></text:span><text:span text:style-name="T14">genera un archivo nuevo</text:span></text:p>
          <text:p text:style-name="P24">cp origen destino</text:p>
        </text:list-item>
        <text:list-item>
          <text:p text:style-name="P20">Copia un arquivo que existe a un directorio que existe</text:p>
          <text:p text:style-name="P24">lo sobrescribe</text:p>
          <text:p text:style-name="P24">cp /home/dadmin/sergiofc.txt dir1</text:p>
        </text:list-item>
        <text:list-item>
          <text:p text:style-name="P21">Copia un arquivo que existe a un directorio que non existe</text:p>
          <text:p text:style-name="P21"><text:span text:style-name="T14">cp sergiofx.txt dir3(no existe)/sergio.txt</text:span> </text:p>
        </text:list-item>
        <text:list-item>
          <text:p text:style-name="P22">Copia un directorio que existe a un directorio novo </text:p>
          <text:p text:style-name="P21"><text:span text:style-name="T14">cp sergiofx.txt dir4/sergio.txt</text:span></text:p>
          <text:p text:style-name="P22"/>
        </text:list-item>
        <text:list-item>
          <text:p text:style-name="P22">Copia un directorio que existe a un directorio novo coa opción -rf (cp -rf orixe destino)</text:p>
          <text:p text:style-name="P24">cp -rf dir1 dir2</text:p>
        </text:list-item>
        <text:list-item>
          <text:p text:style-name="P23">Copia un directorio que existe a un directorio xa existente. </text:p>
        </text:list-item>
      </text:list>
      <text:p text:style-name="P25"/>
      <text:p text:style-name="P12"/>
      <text:p text:style-name="P4">PRÁCTICA <text:span text:style-name="T12">MV</text:span></text:p>
      <text:p text:style-name="P12">Crea un directorio novo no directorio pai de onde estás ubicado chamado probasmv e sitúate nel</text:p>
      <text:p text:style-name="P7"><text:span text:style-name="T1">Executa os seguintes exemplos do comando </text:span><text:span text:style-name="T7">mv</text:span><text:span text:style-name="T1">, </text:span><text:span text:style-name="T3">tendo en conta que a sintaxe debe ser </text:span></text:p>
      <text:p text:style-name="P13"><text:span text:style-name="T7">mv</text:span><text:span text:style-name="T3"> orixe destino</text:span></text:p>
      <text:p text:style-name="P17">Para verificar o comportamento de <text:span text:style-name="T9">mv</text:span>, consulta con ls ou tree os resultados dos comandos.</text:p>
      <text:list xml:id="list1433880931" text:style-name="L2">
        <text:list-item>
          <text:p text:style-name="P26"><text:span text:style-name="T8">Move</text:span> un arquivo que non existe a un novo </text:p>
          <text:p text:style-name="P32">error</text:p>
        </text:list-item>
        <text:list-item>
          <text:p text:style-name="P27"><text:span text:style-name="T10">Move </text:span><text:span text:style-name="T3">un arquivo que existe </text:span><text:span text:style-name="T4">a un novo</text:span></text:p>
          <text:p text:style-name="P32">mv f .txt f1.txt</text:p>
        </text:list-item>
        <text:list-item>
          <text:p text:style-name="P28"><text:span text:style-name="T10">Move</text:span> un arquivo que existe a un directorio que existe</text:p>
          <text:p text:style-name="P32">mv f.txt dir2</text:p>
        </text:list-item>
        <text:list-item>
          <text:p text:style-name="P29">Move un arquivo que existe a un directorio que non existe</text:p>
          <text:p text:style-name="P29"><text:span text:style-name="T14">mv .txt dir3 (no existe) pasaria a ser un archivo de texto</text:span> </text:p>
        </text:list-item>
        <text:list-item>
          <text:p text:style-name="P30"><text:span text:style-name="T10">Move</text:span> un directorio que existe a un directorio novo. </text:p>
          <text:p text:style-name="P32">Mv dir1 dir4 (dir1 dejaria de existir y se crearia dir4)</text:p>
        </text:list-item>
        <text:list-item>
          <text:p text:style-name="P31"><text:span text:style-name="T11">Move</text:span> un directorio que existe a un directorio xa existente</text:p>
          <text:p text:style-name="P31"><text:span text:style-name="T14">mv dir1 dir2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loext:opacity="0%" style:font-name="Times New Roman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6T20:21:46</meta:creation-date>
    <meta:editing-duration>PT1H15M7S</meta:editing-duration>
    <meta:editing-cycles>29</meta:editing-cycles>
    <meta:generator>LibreOffice/7.4.6.2$Windows_X86_64 LibreOffice_project/5b1f5509c2decdade7fda905e3e1429a67acd63d</meta:generator>
    <dc:date>2023-11-20T12:31:45.142000000</dc:date>
    <meta:document-statistic meta:table-count="0" meta:image-count="0" meta:object-count="0" meta:page-count="3" meta:paragraph-count="50" meta:word-count="430" meta:character-count="2324" meta:non-whitespace-character-count="1944"/>
  </office:meta>
</office:document-meta>
</file>